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ion</text:p>
      <text:p text:style-name="Standard"/>
      <text:p text:style-name="P1">Introduktion</text:p>
      <text:p text:style-name="Standard">Den Glada Piratens båtklubb behöver ett nytt medlemsregister som gör det enkelt att byta information såsom adresser och registrering av nya båtar. Det ska även kunna kolla upp nationella-båtregistret automatiskt så att de kan få fram uppgifter om båtarna, det ska också hålla koll på om medlemmarna har betalt sin avgift eller inte. Det vore även bra att ha med att medlemmarna själva kan boka sina platser så att de kan få sina favoritplatser, möjligen byta platser med hjälp av registret. Det ska även hålla koll på möten och viktiga datum för medlemmarna.</text:p>
      <text:p text:style-name="Standard"/>
      <text:p text:style-name="P1">Användargrupper</text:p>
      <text:p text:style-name="Standard"/>
      <text:p text:style-name="Standard">Båtklubbens sekreterare</text:p>
      <text:p text:style-name="Standard"/>
      <text:p text:style-name="Standard">Båtklubbens kassör</text:p>
      <text:p text:style-name="Standard"/>
      <text:p text:style-name="Standard">Båtklubbens medlemmar</text:p>
      <text:p text:style-name="Standard"/>
      <text:p text:style-name="P1">Intressenter</text:p>
      <text:p text:style-name="Standard"/>
      <text:p text:style-name="Standard">Den Glada Piraten</text:p>
      <text:p text:style-name="Standard"/>
      <text:p text:style-name="Standard">Räddningstjänsten</text:p>
      <text:p text:style-name="Standard"/>
      <text:p text:style-name="Standard">Nationella-båtregistret </text:p>
      <text:p text:style-name="Standard"/>
      <text:p text:style-name="P1">Baskrav</text:p>
      <text:p text:style-name="Standard"/>
      <text:p text:style-name="Standard"><text:span text:style-name="T1">BK1</text:span> Medlemmar ska kunna hålla koll på möten och viktiga datum.</text:p>
      <text:p text:style-name="Standard"/>
      <text:p text:style-name="Standard"><text:span text:style-name="T1">BK2</text:span> Medlemmar ska kunna boka sina favoritplatser.</text:p>
      <text:p text:style-name="Standard"/>
      <text:p text:style-name="Standard"><text:span text:style-name="T1">BK3</text:span> Medlemmarna ska kunna byta platser med hjälp av registret.</text:p>
      <text:p text:style-name="Standard"/>
      <text:p text:style-name="Standard"><text:span text:style-name="T1">BK4</text:span> Registret ska ha koll på vilka som betalat.</text:p>
      <text:p text:style-name="Standard"/>
      <text:p text:style-name="Standard"><text:span text:style-name="T1">BK5</text:span> Registret ska kunna kolla upp information i det nationella-båtregistr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Svensson</meta:initial-creator>
    <meta:creation-date>2013-12-04T18:11:02.83</meta:creation-date>
    <meta:generator>OpenOffice.org/3.3$Win32 OpenOffice.org_project/330m20$Build-9567</meta:generator>
    <dc:date>2013-12-04T21:09:38.67</dc:date>
    <dc:creator>Sebastian Svensson</dc:creator>
    <meta:editing-duration>PT2H58M35S</meta:editing-duration>
    <meta:editing-cycles>6</meta:editing-cycles>
    <meta:document-statistic meta:table-count="0" meta:image-count="0" meta:object-count="0" meta:page-count="1" meta:paragraph-count="17" meta:word-count="156" meta:character-count="1026"/>
  </office:meta>
</office:document-meta>
</file>